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5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7.6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1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.6cm" svg:y="1.7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.6cm" svg:y="5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.6cm" svg:y="2.8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8cm" svg:height="1.1cm" svg:x="12cm" svg:y="1.8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8cm" svg:height="3.4cm" svg:x="12cm" svg:y="5.6cm">
            <text:p text:style-name="P4"><text:span text:style-name="T2">favourite_song?(Song)</text:span></text:p>
            <text:p text:style-name="P4"><text:span text:style-name="T2">cheer()</text:span></text:p>
            <text:p text:style-name="P4"><text:span text:style-name="T2">reduce_money()</text:span></text:p>
            <text:p text:style-name="P4"><text:span text:style-name="T2">increase_money()</text:span></text:p>
            <text:p text:style-name="P4"><text:span text:style-name="T2">sing(So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.8cm" svg:height="2.7cm" svg:x="12cm" svg:y="2.9cm">
            <text:p text:style-name="P4"><text:span text:style-name="T2">@Name == String</text:span></text:p>
            <text:p text:style-name="P4"><text:span text:style-name="T2">@Money == Integer</text:span></text:p>
            <text:p text:style-name="P4"><text:span text:style-name="T2">@fav_song == Song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1.9cm" svg:y="10.1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0.5cm" svg:height="7.9cm" svg:x="1.9cm" svg:y="16cm">
            <text:p text:style-name="P4"><text:span text:style-name="T2">get_guests() - returns new array</text:span></text:p>
            <text:p text:style-name="P4"><text:span text:style-name="T2">space_for_guests?(Array (type Guest))</text:span></text:p>
            <text:p text:style-name="P4"><text:span text:style-name="T2">check_in_guests(Array (type Guest))</text:span></text:p>
            <text:p text:style-name="P4"><text:span text:style-name="T2">check_out_guests()</text:span></text:p>
            <text:p text:style-name="P4"><text:span text:style-name="T2">number_of_guests</text:span></text:p>
            <text:p text:style-name="P4"><text:span text:style-name="T2">add_song(Song)</text:span></text:p>
            <text:p text:style-name="P4"><text:span text:style-name="T2">song_in_room?(Song)</text:span></text:p>
            <text:p text:style-name="P4"><text:span text:style-name="T2">remove_song(Song)</text:span></text:p>
            <text:p text:style-name="P4"><text:span text:style-name="T2">play_next_song()</text:span></text:p>
            <text:p text:style-name="P4"><text:span text:style-name="T2">play_random_song()</text:span></text:p>
            <text:p text:style-name="P4"><text:span text:style-name="T2">Room.reset_total_rooms_count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0.5cm" svg:height="4.8cm" svg:x="1.9cm" svg:y="11.2cm">
            <text:p text:style-name="P4"><text:span text:style-name="T2">@@total_rooms == Integer</text:span></text:p>
            <text:p text:style-name="P4"><text:span text:style-name="T2">@room_number == Integer</text:span></text:p>
            <text:p text:style-name="P4"><text:span text:style-name="T2">@Guests = Array (type Guest)</text:span></text:p>
            <text:p text:style-name="P4"><text:span text:style-name="T2">@Songs == Array (type Song)</text:span></text:p>
            <text:p text:style-name="P4"><text:span text:style-name="T2">@capacity == Integer</text:span></text:p>
            <text:p text:style-name="P4"><text:span text:style-name="T2">@entry_fee == Integer </text:span></text:p>
            <text:p text:style-name="P4"><text:span text:style-name="T2">@current_song_index ==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4T21:51:35.511112000</dc:date>
    <meta:editing-duration>P1DT14H13M38S</meta:editing-duration>
    <meta:editing-cycles>34</meta:editing-cycles>
    <meta:generator>LibreOffice/5.2.6.2$MacOSX_X86_64 LibreOffice_project/a3100ed2409ebf1c212f5048fbe377c281438fdc</meta:generator>
    <meta:document-statistic meta:object-count="12"/>
  </office:meta>
</office:document-meta>
</file>